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18pt" fo:font-weight="bold" officeooo:rsid="000c5008" officeooo:paragraph-rsid="000c5008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Garamond" fo:font-size="18pt" fo:font-weight="bold" officeooo:rsid="000e8d85" officeooo:paragraph-rsid="000e8d85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Garamond" fo:font-size="18pt" fo:font-weight="bold" officeooo:rsid="0008d2ae" officeooo:paragraph-rsid="0008d2ae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Garamond" fo:font-size="18pt" fo:font-weight="normal" officeooo:rsid="0008d2ae" officeooo:paragraph-rsid="000aa538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Garamond" fo:font-size="18pt" fo:font-weight="normal" officeooo:rsid="0008d2ae" officeooo:paragraph-rsid="000b2c19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Garamond" fo:font-size="18pt" fo:font-weight="normal" officeooo:rsid="000b2c19" officeooo:paragraph-rsid="000b2c19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Garamond" fo:font-size="18pt" fo:font-weight="normal" officeooo:rsid="000c5008" officeooo:paragraph-rsid="000c5008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Garamond" fo:font-size="18pt" fo:font-weight="normal" officeooo:rsid="000e8d85" officeooo:paragraph-rsid="000e8d85" style:font-size-asian="18pt" style:font-weight-asian="normal" style:font-size-complex="18pt" style:font-weight-complex="normal"/>
    </style:style>
    <style:style style:name="P9" style:family="paragraph" style:parent-style-name="Standard">
      <style:text-properties style:font-name="Garamond" fo:font-size="18pt" fo:font-weight="normal" officeooo:paragraph-rsid="000c5008" style:font-size-asian="18pt" style:font-size-complex="18pt"/>
    </style:style>
    <style:style style:name="P10" style:family="paragraph" style:parent-style-name="Standard">
      <style:text-properties style:font-name="Garamond" fo:font-size="18pt" fo:font-weight="normal" officeooo:rsid="000c5008" officeooo:paragraph-rsid="000c5008" style:font-size-asian="18pt" style:font-size-complex="18pt"/>
    </style:style>
    <style:style style:name="P11" style:family="paragraph" style:parent-style-name="Standard">
      <style:text-properties style:font-name="Garamond" fo:font-size="18pt" fo:font-style="normal" fo:font-weight="normal" officeooo:rsid="000d2030" officeooo:paragraph-rsid="000d2030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style:font-name="Garamond" fo:font-size="18pt" fo:font-style="normal" fo:font-weight="normal" officeooo:rsid="001044fc" officeooo:paragraph-rsid="001044fc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Garamond" fo:font-size="18pt" fo:font-style="normal" fo:font-weight="normal" officeooo:rsid="0012a012" officeooo:paragraph-rsid="0012a012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style:font-name="Garamond" fo:font-size="18pt" fo:font-style="normal" fo:font-weight="normal" officeooo:rsid="0014cd6f" officeooo:paragraph-rsid="0014cd6f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style:font-name="Garamond" fo:font-size="18pt" fo:font-style="normal" fo:font-weight="bold" officeooo:rsid="000e7ae8" officeooo:paragraph-rsid="000e7ae8" style:font-size-asian="15.75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text-properties style:font-name="Garamond" fo:font-size="20pt" fo:font-style="italic" fo:font-weight="bold" officeooo:rsid="0008d2ae" officeooo:paragraph-rsid="0017805c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Standard">
      <style:text-properties style:font-name="Garamond" fo:font-size="20pt" fo:font-style="italic" fo:font-weight="bold" officeooo:rsid="000d2030" officeooo:paragraph-rsid="000d2030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text-properties style:font-name="Garamond" fo:font-size="20pt" fo:font-style="italic" fo:font-weight="bold" officeooo:rsid="001044fc" officeooo:paragraph-rsid="001044fc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tandard">
      <style:text-properties style:font-name="Garamond" fo:font-size="20pt" fo:font-style="italic" fo:font-weight="bold" officeooo:rsid="000c5008" officeooo:paragraph-rsid="000c5008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>
      <style:text-properties style:font-name="Garamond" fo:font-size="20pt" fo:font-style="italic" fo:font-weight="bold" officeooo:rsid="0014cd6f" officeooo:paragraph-rsid="0014cd6f" style:font-size-asian="17.5pt" style:font-style-asian="italic" style:font-weight-asian="bold" style:font-size-complex="20pt" style:font-style-complex="italic" style:font-weight-complex="bold"/>
    </style:style>
    <style:style style:name="P21" style:family="paragraph" style:parent-style-name="Standard">
      <style:text-properties style:font-name="Garamond" fo:font-size="20pt" fo:font-weight="normal" officeooo:rsid="0008d2ae" officeooo:paragraph-rsid="000b2c19" style:font-size-asian="20pt" style:font-weight-asian="normal" style:font-size-complex="20pt" style:font-weight-complex="normal"/>
    </style:style>
    <style:style style:name="P22" style:family="paragraph" style:parent-style-name="Standard">
      <style:text-properties style:font-name="Garamond" fo:font-size="20pt" fo:font-weight="normal" officeooo:rsid="000b2c19" officeooo:paragraph-rsid="000b2c19" style:font-size-asian="20pt" style:font-weight-asian="normal" style:font-size-complex="20pt" style:font-weight-complex="normal"/>
    </style:style>
    <style:style style:name="P23" style:family="paragraph" style:parent-style-name="Standard">
      <style:text-properties style:font-name="Garamond" fo:font-size="20pt" fo:font-style="normal" fo:font-weight="normal" officeooo:rsid="0008d2ae" officeooo:paragraph-rsid="0017805c" style:font-size-asian="20pt" style:font-style-asian="normal" style:font-weight-asian="normal" style:font-size-complex="20pt" style:font-style-complex="normal" style:font-weight-complex="normal"/>
    </style:style>
    <style:style style:name="P24" style:family="paragraph" style:parent-style-name="Standard">
      <style:text-properties style:font-name="Garamond" fo:font-size="22pt" fo:font-style="italic" fo:font-weight="bold" officeooo:rsid="000f189b" officeooo:paragraph-rsid="000f189b" style:font-size-asian="22pt" style:font-style-asian="italic" style:font-weight-asian="bold" style:font-size-complex="22pt" style:font-style-complex="italic" style:font-weight-complex="bold"/>
    </style:style>
    <style:style style:name="P25" style:family="paragraph" style:parent-style-name="Standard">
      <style:text-properties style:font-name="Garamond" fo:font-size="22pt" fo:font-style="italic" fo:font-weight="bold" officeooo:rsid="0012a012" officeooo:paragraph-rsid="0012a012" style:font-size-asian="22pt" style:font-style-asian="italic" style:font-weight-asian="bold" style:font-size-complex="22pt" style:font-style-complex="italic" style:font-weight-complex="bold"/>
    </style:style>
    <style:style style:name="P26" style:family="paragraph" style:parent-style-name="Standard">
      <style:text-properties style:font-name="Garamond" fo:font-size="22pt" fo:font-style="normal" fo:font-weight="normal" officeooo:rsid="000f189b" officeooo:paragraph-rsid="000f189b" style:font-size-asian="22pt" style:font-style-asian="normal" style:font-weight-asian="normal" style:font-size-complex="22pt" style:font-style-complex="normal" style:font-weight-complex="normal"/>
    </style:style>
    <style:style style:name="P27" style:family="paragraph" style:parent-style-name="Standard">
      <style:text-properties style:font-name="Garamond" fo:font-size="22pt" fo:font-style="normal" fo:font-weight="normal" officeooo:rsid="0012a012" officeooo:paragraph-rsid="0012a012" style:font-size-asian="22pt" style:font-style-asian="normal" style:font-weight-asian="normal" style:font-size-complex="22pt" style:font-style-complex="normal" style:font-weight-complex="normal"/>
    </style:style>
    <style:style style:name="P28" style:family="paragraph" style:parent-style-name="Standard">
      <style:text-properties style:font-name="Garamond" fo:font-size="20pt" fo:font-style="italic" fo:font-weight="bold" officeooo:rsid="0016ab9c" officeooo:paragraph-rsid="0008d2ae" style:font-size-asian="20pt" style:font-style-asian="italic" style:font-weight-asian="bold" style:font-size-complex="20pt" style:font-style-complex="italic" style:font-weight-complex="bold"/>
    </style:style>
    <style:style style:name="P29" style:family="paragraph" style:parent-style-name="Standard">
      <style:text-properties style:font-name="Garamond" fo:font-size="18pt" fo:font-style="normal" fo:font-weight="normal" officeooo:rsid="0014cd6f" officeooo:paragraph-rsid="000b2c19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6ab9c"/>
    </style:style>
    <style:style style:name="T4" style:family="text">
      <style:text-properties officeooo:rsid="0016f6a0"/>
    </style:style>
    <style:style style:name="T5" style:family="text">
      <style:text-properties style:text-underline-style="solid" style:text-underline-width="auto" style:text-underline-color="font-color" officeooo:rsid="0016f6a0"/>
    </style:style>
    <style:style style:name="T6" style:family="text">
      <style:text-properties style:text-underline-style="solid" style:text-underline-width="auto" style:text-underline-color="font-color" officeooo:rsid="0017805c"/>
    </style:style>
    <style:style style:name="T7" style:family="text">
      <style:text-properties officeooo:rsid="00178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utenticación con JWT (Express)</text:p>
      <text:p text:style-name="P3"/>
      <text:p text:style-name="P21"><text:span text:style-name="T6">U</text:span><text:span text:style-name="T5">tilizando</text:span><text:span text:style-name="T4"> la libreria </text:span><text:span text:style-name="T5">jsonwebtoken</text:span></text:p>
      <text:p text:style-name="P22"/>
      <text:p text:style-name="P22">const jwt = require('jsonwebtoken')</text:p>
      <text:p text:style-name="P22">const jwtdecode = require('jwt-decode')</text:p>
      <text:p text:style-name="P22">const SECRET = 'AzksyqlaiekspwkjscTF2233kalzaskeft'</text:p>
      <text:p text:style-name="P22"/>
      <text:p text:style-name="P22">let hora = () =&gt; Math.floor(new Date() / 1000)</text:p>
      <text:p text:style-name="P22"/>
      <text:p text:style-name="P22">function generarToken(usuario) {</text:p>
      <text:p text:style-name="P22"><text:s text:c="4"/>let payload = {</text:p>
      <text:p text:style-name="P22"><text:s text:c="8"/>sub: usuario,</text:p>
      <text:p text:style-name="P22"><text:s text:c="8"/>roles: ["ADMIN", "USER"]</text:p>
      <text:p text:style-name="P22"><text:s text:c="4"/>}</text:p>
      <text:p text:style-name="P22"><text:s text:c="4"/>let token = jwt.sign(payload, SECRET, {expiresIn: '3s'})</text:p>
      <text:p text:style-name="P22"/>
      <text:p text:style-name="P22"><text:s text:c="4"/>return token</text:p>
      <text:p text:style-name="P22">}</text:p>
      <text:p text:style-name="P22"/>
      <text:p text:style-name="P22">function verificarToken(token) {</text:p>
      <text:p text:style-name="P22"><text:s text:c="4"/>let objData = null</text:p>
      <text:p text:style-name="P22"/>
      <text:p text:style-name="P22"><text:s text:c="4"/>console.log(jwtdecode(token))</text:p>
      <text:p text:style-name="P22"/>
      <text:p text:style-name="P22"><text:s text:c="4"/>try {</text:p>
      <text:p text:style-name="P22"><text:s text:c="8"/>console.log(token)</text:p>
      <text:p text:style-name="P22"><text:s text:c="8"/>objData = jwt.verify(token, SECRET)</text:p>
      <text:p text:style-name="P22"><text:s text:c="4"/>}</text:p>
      <text:p text:style-name="P22"><text:s text:c="4"/>catch (err) {</text:p>
      <text:p text:style-name="P22"><text:s text:c="8"/>console.log(err)</text:p>
      <text:p text:style-name="P22"><text:soft-page-break/><text:s text:c="8"/>return {</text:p>
      <text:p text:style-name="P22"><text:s text:c="12"/>valido: false</text:p>
      <text:p text:style-name="P22"><text:s text:c="8"/>}</text:p>
      <text:p text:style-name="P22"><text:s text:c="4"/>}</text:p>
      <text:p text:style-name="P22">module.exports = {</text:p>
      <text:p text:style-name="P22"><text:s text:c="4"/>generarToken,</text:p>
      <text:p text:style-name="P22"><text:s text:c="4"/>verificarToken</text:p>
      <text:p text:style-name="P22">}</text:p>
      <text:p text:style-name="P22"/>
      <text:p text:style-name="P22"/>
      <text:p text:style-name="P22"/>
      <text:p text:style-name="P22"/>
      <text:p text:style-name="P16"><text:span text:style-name="T3">JWT -</text:span><text:span text:style-name="T7">DECODE </text:span><text:span text:style-name="T3">(Express)</text:span></text:p>
      <text:p text:style-name="P16"/>
      <text:p text:style-name="P16"/>
      <text:p text:style-name="P16"/>
      <text:p text:style-name="P23">let jwtUtil = require('./jwtutil')</text:p>
      <text:p text:style-name="P23">const jwtdecode = require('jwt-decode')</text:p>
      <text:p text:style-name="P23"/>
      <text:p text:style-name="P23">let token = jwtUtil?.generarToken('misuscriber')</text:p>
      <text:p text:style-name="P23"/>
      <text:p text:style-name="P23">console.log(token)</text:p>
      <text:p text:style-name="P23">console.log(jwtdecode(token))</text:p>
      <text:p text:style-name="P23"/>
      <text:p text:style-name="P23">setTimeout(() =&gt; {</text:p>
      <text:p text:style-name="P23"><text:s text:c="4"/>console.log(jwtUtil.verificarToken(token))</text:p>
      <text:p text:style-name="P23">}, 2000)</text:p>
      <text:p text:style-name="P6"/>
      <text:p text:style-name="P6"/>
      <text:p text:style-name="P6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46:24.158000000</meta:creation-date>
    <dc:date>2021-09-28T16:13:39.922000000</dc:date>
    <meta:editing-duration>PT56M59S</meta:editing-duration>
    <meta:editing-cycles>14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40" meta:word-count="107" meta:character-count="1004" meta:non-whitespace-character-count="817"/>
  </office:meta>
</office:document-meta>
</file>